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2eb" officeooo:paragraph-rsid="0004f2eb"/>
    </style:style>
    <style:style style:name="P2" style:family="paragraph" style:parent-style-name="Standard">
      <style:text-properties officeooo:rsid="0009480a" officeooo:paragraph-rsid="0009480a"/>
    </style:style>
    <style:style style:name="P3" style:family="paragraph" style:parent-style-name="Preformatted_20_Text">
      <style:text-properties officeooo:rsid="0004f2eb" officeooo:paragraph-rsid="0004f2eb"/>
    </style:style>
    <style:style style:name="P4" style:family="paragraph" style:parent-style-name="Preformatted_20_Text">
      <style:text-properties officeooo:rsid="0004f2eb" officeooo:paragraph-rsid="0007fdf0"/>
    </style:style>
    <style:style style:name="P5" style:family="paragraph" style:parent-style-name="Standard">
      <style:text-properties officeooo:rsid="0004f2eb" officeooo:paragraph-rsid="0004f2eb"/>
    </style:style>
    <style:style style:name="P6" style:family="paragraph" style:parent-style-name="Standard">
      <style:text-properties officeooo:rsid="000bfefd" officeooo:paragraph-rsid="000bfefd"/>
    </style:style>
    <style:style style:name="P7" style:family="paragraph">
      <style:paragraph-properties fo:text-align="center"/>
    </style:style>
    <style:style style:name="T1" style:family="text">
      <style:text-properties officeooo:rsid="0007fdf0"/>
    </style:style>
    <style:style style:name="gr1" style:family="graphic">
      <style:graphic-properties draw:textarea-horizontal-align="justify" draw:textarea-vertical-align="middle" draw:auto-grow-height="false" fo:min-height="2.064cm" fo:min-width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0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99cm" fo:min-width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873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OMPRAR COMIDA PARA PERROS Y GATOS</text:p>
      <text:p text:style-name="P1"/>
      <text:p text:style-name="P1">Realizar en javascript</text:p>
      <text:p text:style-name="P2">select select input text textbox</text:p>
      <text:p text:style-name="P1"><draw:line text:anchor-type="paragraph" draw:z-index="8" draw:name="Forma11" draw:style-name="gr6" draw:text-style-name="P7" svg:x1="0.139cm" svg:y1="0.166cm" svg:x2="0.748cm" svg:y2="0.166cm"><text:p/></draw:line><draw:line text:anchor-type="paragraph" draw:z-index="9" draw:name="Forma12" draw:style-name="gr6" draw:text-style-name="P7" svg:x1="1.568cm" svg:y1="0.192cm" svg:x2="11.278cm" svg:y2="0.271cm"><text:p/></draw:line><draw:line text:anchor-type="paragraph" draw:z-index="10" draw:name="Forma13" draw:style-name="gr6" draw:text-style-name="P7" svg:x1="11.278cm" svg:y1="0.272cm" svg:x2="11.357cm" svg:y2="9.003cm"><text:p/></draw:line><draw:line text:anchor-type="paragraph" draw:z-index="11" draw:name="Forma14" draw:style-name="gr6" draw:text-style-name="P7" svg:x1="-0.019cm" svg:y1="0.166cm" svg:x2="-0.019cm" svg:y2="8.897cm"><text:p/></draw:line></text:p>
      <text:p text:style-name="P1"><draw:custom-shape text:anchor-type="paragraph" draw:z-index="0" draw:name="Forma1" draw:style-name="gr1" draw:text-style-name="P7" svg:width="2.065cm" svg:height="2.065cm" svg:x="0.192cm" svg:y="0.182cm"><text:p text:style-name="P7">Perro</text:p><text:p text:style-name="P7">gato</text:p><draw:enhanced-geometry svg:viewBox="0 0 21600 21600" draw:type="rectangle" draw:enhanced-path="M 0 0 L 21600 0 21600 21600 0 21600 0 0 Z N"/></draw:custom-shape><text:tab/><text:tab/><text:tab/><text:tab/><text:tab/><text:tab/><text:tab/></text:p>
      <text:p text:style-name="P1"><draw:custom-shape text:anchor-type="paragraph" draw:z-index="1" draw:name="Forma4" draw:style-name="gr2" svg:width="2.038cm" svg:height="0.609cm" svg:x="8.289cm" svg:y="0.25cm"><text:p>precio</text:p><draw:enhanced-geometry svg:viewBox="0 0 21600 21600" draw:type="rectangle" draw:enhanced-path="M 0 0 L 21600 0 21600 21600 0 21600 0 0 Z N"/></draw:custom-shape><text:tab/><text:tab/><text:tab/><text:tab/><text:tab/><text:tab/><text:tab/><text:tab/></text:p>
      <text:p text:style-name="P1"><draw:custom-shape text:anchor-type="paragraph" draw:z-index="2" draw:name="Forma5" draw:style-name="gr3" draw:text-style-name="P7" svg:width="2.223cm" svg:height="2.991cm" svg:x="0.113cm" svg:y="2.859cm"><text:p/><draw:enhanced-geometry svg:viewBox="0 0 21600 21600" draw:type="rectangle" draw:enhanced-path="M 0 0 L 21600 0 21600 21600 0 21600 0 0 Z N"/></draw:custom-shape><draw:line text:anchor-type="paragraph" draw:z-index="3" draw:name="Forma6" draw:style-name="gr4" draw:text-style-name="P7" svg:x1="1.78cm" svg:y1="0.002cm" svg:x2="1.939cm" svg:y2="3.865cm"><text:p/></draw:line><draw:line text:anchor-type="paragraph" draw:z-index="6" draw:name="Forma9" draw:style-name="gr4" draw:text-style-name="P7" svg:x1="1.78cm" svg:y1="0.002cm" svg:x2="7.76cm" svg:y2="3.468cm"><text:p/></draw:line><draw:custom-shape text:anchor-type="paragraph" draw:z-index="14" draw:name="Forma2" draw:style-name="gr7" draw:text-style-name="P7" svg:width="0.371cm" svg:height="0.371cm" svg:x="4.029cm" svg:y="0.002cm"><text:p/><draw:enhanced-geometry svg:viewBox="0 0 21600 21600" draw:type="rectangle" draw:enhanced-path="M 0 0 L 21600 0 21600 21600 0 21600 0 0 Z N"/></draw:custom-shape><text:tab/><text:tab/><text:tab/><text:tab/><text:tab/><text:tab/><text:span text:style-name="T1">Ver precio</text:span><text:tab/><text:tab/></text:p>
      <text:p text:style-name="P1"><draw:line text:anchor-type="paragraph" draw:z-index="4" draw:name="Forma7" draw:style-name="gr4" draw:text-style-name="P7" svg:x1="0.801cm" svg:y1="0.071cm" svg:x2="0.748cm" svg:y2="3.96cm"><text:p/></draw:line><draw:line text:anchor-type="paragraph" draw:z-index="7" draw:name="Forma10" draw:style-name="gr4" draw:text-style-name="P7" svg:x1="1.621cm" svg:y1="0.176cm" svg:x2="7.389cm" svg:y2="3.483cm"><text:p/></draw:line></text:p>
      <text:p text:style-name="P1"/>
      <text:p text:style-name="P1"/>
      <text:p text:style-name="P6"/>
      <text:p text:style-name="P1"><draw:custom-shape text:anchor-type="paragraph" draw:z-index="5" draw:name="Forma8" draw:style-name="gr5" svg:width="2.329cm" svg:height="2.647cm" svg:x="6.966cm" svg:y="0.478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12" draw:name="Forma15" draw:style-name="gr6" draw:text-style-name="P7" svg:x1="-0.125cm" svg:y1="5.135cm" svg:x2="2.045cm" svg:y2="5.214cm"><text:p/></draw:line><draw:line text:anchor-type="paragraph" draw:z-index="13" draw:name="Forma16" draw:style-name="gr6" draw:text-style-name="P7" svg:x1="3.896cm" svg:y1="5.24cm" svg:x2="11.357cm" svg:y2="5.108cm"><text:p/></draw:line>marcas de comi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ndremos un array con tres elementos para las marcas de la comida de perro.</text:p>
      <text:p text:style-name="P1">Tendremos un array con tres elementos para las marcas de la comida de gato.</text:p>
      <text:p text:style-name="P1">Tendremos un array con tres elementos para los precios de las marcas de la comida de perro.</text:p>
      <text:p text:style-name="P1">Tendremos un array con tres elementos para los precios de las marcas de la comida de gato.</text:p>
      <text:p text:style-name="P1"/>
      <text:p text:style-name="P1">Cuando seleccionamos perro en la select hay que hacer dos cosas:</text:p>
      <text:p text:style-name="P1"><text:tab/>1. llenamos en tiempo de ejecución la select marca de comida con las marcas de comida de perro del array ( esta select ya existe en xhtml, hay que crear las option en tiempo de ejecución).</text:p>
      <text:p text:style-name="P1"><text:tab/>2. cambiamos la imagen por una imagen de un perro.</text:p>
      <text:p text:style-name="P1"/>
      <text:p text:style-name="P1">Cuando seleccionamos gato en la select hay que hacer dos cosas:</text:p>
      <text:p text:style-name="P1"><text:tab/>1. llenamos en tiempo de ejecución la select marca de comida con las marcas de comida de gato del array ( esta select ya existe en xhtml, hay que crear las option en tiempo de ejecución).</text:p>
      <text:p text:style-name="P1"><text:tab/>2. cambiamos la imagen por una imagen de un gato.</text:p>
      <text:p text:style-name="P1"/>
      <text:p text:style-name="P1"/>
      <text:p text:style-name="P3"><text:span text:style-name="Source_20_Text">&lt;input type="checkbox" name="</text:span><text:span text:style-name="Source_20_Text"><text:span text:style-name="T1">precio</text:span></text:span><text:span text:style-name="Source_20_Text">" value="</text:span><text:span text:style-name="Source_20_Text"><text:span text:style-name="T1">ver precio</text:span></text:span><text:span text:style-name="Source_20_Text">"&gt; </text:span></text:p>
      <text:p text:style-name="P4"><text:span text:style-name="Source_20_Text"><text:span text:style-name="T1">Cuando se chequea la casilla de verificación “precio” se mostrará el precio de la marca de comida seleccionada en la select en la input text “precio”</text:span>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01:16.257627113</meta:creation-date>
    <dc:date>2019-11-14T12:21:51.892000000</dc:date>
    <meta:editing-duration>PT3H48M3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9" meta:word-count="227" meta:character-count="1290" meta:non-whitespace-character-count="1052"/>
  </office:meta>
</office:document-meta>
</file>